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fo:background-color="#e0e0e0" loext:padding="0cm" loext:border="none"/>
    </style:style>
    <style:style style:name="P2"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4"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cm" loext:border="none"/>
    </style:style>
    <style:style style:name="P5"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6"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4"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fo:font-weight="bold"/>
    </style:style>
    <style:style style:name="T2" style:family="text">
      <style:text-properties fo:color="#000000" loext:opacity="100%" style:text-line-through-style="none" style:text-line-through-type="none" style:font-name="MathJax Math-italic" fo:font-size="9.60000038146973pt" style:text-underline-style="none" style:text-blinking="false"/>
    </style:style>
    <style:style style:name="T3" style:family="text">
      <style:text-properties fo:color="#000000" loext:opacity="100%" style:text-line-through-style="none" style:text-line-through-type="none" style:text-underline-style="none" style:text-blinking="false"/>
    </style:style>
    <style:style style:name="T4" style:family="text">
      <style:text-properties fo:color="#000000" loext:opacity="100%" style:text-line-through-style="none" style:text-line-through-type="none" style:font-name="MathJax Main" fo:font-size="9.60000038146973pt" style:text-underline-style="none" style:text-blinking="false"/>
    </style:style>
    <style:style style:name="T5" style:family="text">
      <style:text-properties fo:color="#000000" loext:opacity="100%" style:text-line-through-style="none" style:text-line-through-type="none" style:font-name="MathJax Main" fo:font-size="6.59999990463257pt" style:text-underline-style="none" style:text-blinking="false"/>
    </style:style>
    <style:style style:name="T6" style:family="text">
      <style:text-properties fo:color="#000000" loext:opacity="100%" style:text-line-through-style="none" style:text-line-through-type="none" fo:font-size="9.60000038146973pt" style:text-underline-style="none" style:text-blinking="fals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ellyfish and Green Apple</text:p>
      <text:p text:style-name="P6">time limit per test</text:p>
      <text:p text:style-name="P7">1 second</text:p>
      <text:p text:style-name="P6">memory limit per test</text:p>
      <text:p text:style-name="P7">256 megabytes</text:p>
      <text:p text:style-name="P6">input</text:p>
      <text:p text:style-name="P7">standard input</text:p>
      <text:p text:style-name="P6">output</text:p>
      <text:p text:style-name="P8">standard output</text:p>
      <text:p text:style-name="P9">Jellyfish has <text:bookmark text:name="MathJax-Element-1-Frame"/><text:bookmark text:name="MathJax-Span-1"/><text:bookmark text:name="MathJax-Span-2"/><text:bookmark text:name="MathJax-Span-3"/><text:span text:style-name="T2">n</text:span><text:span text:style-name="T3">�</text:span> green apple pieces. Each green apple piece weighs <text:bookmark text:name="MathJax-Element-2-Frame"/><text:bookmark text:name="MathJax-Span-4"/><text:bookmark text:name="MathJax-Span-5"/><text:bookmark text:name="MathJax-Span-6"/><text:span text:style-name="T4">1</text:span><text:bookmark text:name="MathJax-Span-7"/><text:span text:style-name="T6"> </text:span><text:bookmark text:name="MathJax-Span-8"/><text:span text:style-name="T4">kg</text:span><text:span text:style-name="T3">1 kg</text:span>. Jellyfish wants to divide these green apple pieces <text:span text:style-name="T1">equally</text:span> among <text:bookmark text:name="MathJax-Element-3-Frame"/><text:bookmark text:name="MathJax-Span-9"/><text:bookmark text:name="MathJax-Span-10"/><text:bookmark text:name="MathJax-Span-11"/><text:span text:style-name="T2">m</text:span><text:span text:style-name="T3">�</text:span> people.</text:p>
      <text:p text:style-name="P10">Jellyfish has a magic knife. Each time Jellyfish can choose one piece of green apple and divide it into two smaller pieces, with each piece having half the weight of the original piece.</text:p>
      <text:p text:style-name="P10">Jellyfish wants to know the minimum number of operations needed such that she can divide the green apple pieces such that the total weight of apple pieces received by each person is the same.</text:p>
      <text:p text:style-name="P12">Input</text:p>
      <text:p text:style-name="P9">Each test contains multiple test cases. The first line contains the number of test cases <text:bookmark text:name="MathJax-Element-4-Frame"/><text:bookmark text:name="MathJax-Span-12"/><text:bookmark text:name="MathJax-Span-13"/><text:bookmark text:name="MathJax-Span-14"/><text:span text:style-name="T2">t</text:span><text:span text:style-name="T3">�</text:span> (<text:bookmark text:name="MathJax-Element-5-Frame"/><text:bookmark text:name="MathJax-Span-15"/><text:bookmark text:name="MathJax-Span-16"/><text:bookmark text:name="MathJax-Span-17"/><text:span text:style-name="T4">1</text:span><text:bookmark text:name="MathJax-Span-18"/><text:span text:style-name="T6">≤</text:span><text:bookmark text:name="MathJax-Span-19"/><text:span text:style-name="T2">t</text:span><text:bookmark text:name="MathJax-Span-20"/><text:span text:style-name="T6">≤</text:span><text:bookmark text:name="MathJax-Span-21"/><text:span text:style-name="T4">2</text:span><text:bookmark text:name="MathJax-Span-22"/><text:span text:style-name="T6">⋅</text:span><text:bookmark text:name="MathJax-Span-23"/><text:bookmark text:name="MathJax-Span-24"/><text:span text:style-name="T4">10</text:span><text:bookmark text:name="MathJax-Span-25"/><text:span text:style-name="T5">4</text:span><text:span text:style-name="T3">1≤�≤2⋅104</text:span>). The description of the test cases follows.</text:p>
      <text:p text:style-name="P9">The first and only line of each test case contains two integers, <text:bookmark text:name="MathJax-Element-6-Frame"/><text:bookmark text:name="MathJax-Span-26"/><text:bookmark text:name="MathJax-Span-27"/><text:bookmark text:name="MathJax-Span-28"/><text:span text:style-name="T2">n</text:span><text:span text:style-name="T3">�</text:span> and <text:bookmark text:name="MathJax-Element-7-Frame"/><text:bookmark text:name="MathJax-Span-29"/><text:bookmark text:name="MathJax-Span-30"/><text:bookmark text:name="MathJax-Span-31"/><text:span text:style-name="T2">m</text:span><text:span text:style-name="T3">�</text:span> (<text:bookmark text:name="MathJax-Element-8-Frame"/><text:bookmark text:name="MathJax-Span-32"/><text:bookmark text:name="MathJax-Span-33"/><text:bookmark text:name="MathJax-Span-34"/><text:span text:style-name="T4">1</text:span><text:bookmark text:name="MathJax-Span-35"/><text:span text:style-name="T6">≤</text:span><text:bookmark text:name="MathJax-Span-36"/><text:span text:style-name="T2">n</text:span><text:bookmark text:name="MathJax-Span-37"/><text:span text:style-name="T4">,</text:span><text:bookmark text:name="MathJax-Span-38"/><text:span text:style-name="T2">m</text:span><text:bookmark text:name="MathJax-Span-39"/><text:span text:style-name="T6">≤</text:span><text:bookmark text:name="MathJax-Span-40"/><text:bookmark text:name="MathJax-Span-41"/><text:span text:style-name="T4">10</text:span><text:bookmark text:name="MathJax-Span-42"/><text:span text:style-name="T5">9</text:span><text:span text:style-name="T3">1≤�,�≤109</text:span>) — the number of the green apple pieces initially and the number of the people.</text:p>
      <text:p text:style-name="P12">Output</text:p>
      <text:p text:style-name="P9">For each test case, output a single integer — the minimum number of operations required to divide all the green apples equally among the <text:bookmark text:name="MathJax-Element-9-Frame"/><text:bookmark text:name="MathJax-Span-43"/><text:bookmark text:name="MathJax-Span-44"/><text:bookmark text:name="MathJax-Span-45"/><text:span text:style-name="T2">m</text:span><text:span text:style-name="T3">�</text:span> people. If this cannot be achieved using a finite number of operations, output <text:bookmark text:name="MathJax-Element-10-Frame"/><text:bookmark text:name="MathJax-Span-46"/><text:bookmark text:name="MathJax-Span-47"/><text:bookmark text:name="MathJax-Span-48"/><text:span text:style-name="T3">−</text:span><text:bookmark text:name="MathJax-Span-49"/><text:span text:style-name="T4">1</text:span><text:span text:style-name="T3">−1</text:span> instead.</text:p>
      <text:p text:style-name="P11">Example</text:p>
      <text:p text:style-name="P13">input</text:p>
      <text:section text:style-name="Sect1" text:name="id004574090854365658">
        <text:p text:style-name="P14">Copy</text:p>
      </text:section>
      <text:p text:style-name="P1"><text:bookmark text:name="id008112606936712965"/>4</text:p>
      <text:p text:style-name="P4">10 5</text:p>
      <text:p text:style-name="P1">1 5</text:p>
      <text:p text:style-name="P4">10 4</text:p>
      <text:p text:style-name="P1">3 4</text:p>
      <text:p text:style-name="P13">output</text:p>
      <text:section text:style-name="Sect1" text:name="id003401220236673743">
        <text:p text:style-name="P14">Copy</text:p>
      </text:section>
      <text:p text:style-name="P2"><text:bookmark text:name="id004616167305991483"/>0</text:p>
      <text:p text:style-name="P3">-1</text:p>
      <text:p text:style-name="P3">2</text:p>
      <text:p text:style-name="P3">5</text:p>
      <text:p text:style-name="P12">Note</text:p>
      <text:p text:style-name="P9">In the first test case, we do not need to divide the apple pieces. Each person will receive <text:bookmark text:name="MathJax-Element-11-Frame"/><text:bookmark text:name="MathJax-Span-50"/><text:bookmark text:name="MathJax-Span-51"/><text:bookmark text:name="MathJax-Span-52"/><text:span text:style-name="T4">2</text:span><text:span text:style-name="T3">2</text:span> pieces of <text:bookmark text:name="MathJax-Element-12-Frame"/><text:bookmark text:name="MathJax-Span-53"/><text:bookmark text:name="MathJax-Span-54"/><text:bookmark text:name="MathJax-Span-55"/><text:span text:style-name="T4">1</text:span><text:bookmark text:name="MathJax-Span-56"/><text:span text:style-name="T6"> </text:span><text:bookmark text:name="MathJax-Span-57"/><text:span text:style-name="T4">kg</text:span><text:span text:style-name="T3">1 kg</text:span> and the total weight of apple pieces received by each person is <text:bookmark text:name="MathJax-Element-13-Frame"/><text:bookmark text:name="MathJax-Span-58"/><text:bookmark text:name="MathJax-Span-59"/><text:bookmark text:name="MathJax-Span-60"/><text:span text:style-name="T4">2</text:span><text:bookmark text:name="MathJax-Span-61"/><text:span text:style-name="T6"> </text:span><text:bookmark text:name="MathJax-Span-62"/><text:span text:style-name="T4">kg</text:span><text:span text:style-name="T3">2 kg</text:span>.</text:p>
      <text:p text:style-name="P10">In the second test case, it is impossible to divide the apple equally using a finite number of operations.</text:p>
      <text:p text:style-name="P9">In the third test case, we can divide two of the apple pieces of weight <text:bookmark text:name="MathJax-Element-14-Frame"/><text:bookmark text:name="MathJax-Span-63"/><text:bookmark text:name="MathJax-Span-64"/><text:bookmark text:name="MathJax-Span-65"/><text:span text:style-name="T4">1</text:span><text:bookmark text:name="MathJax-Span-66"/><text:span text:style-name="T6"> </text:span><text:bookmark text:name="MathJax-Span-67"/><text:span text:style-name="T4">kg</text:span><text:span text:style-name="T3">1 kg</text:span>, getting <text:bookmark text:name="MathJax-Element-15-Frame"/><text:bookmark text:name="MathJax-Span-68"/><text:bookmark text:name="MathJax-Span-69"/><text:bookmark text:name="MathJax-Span-70"/><text:span text:style-name="T4">4</text:span><text:span text:style-name="T3">4</text:span> apple pieces of weight <text:bookmark text:name="MathJax-Element-16-Frame"/><text:bookmark text:name="MathJax-Span-71"/><text:bookmark text:name="MathJax-Span-72"/><text:bookmark text:name="MathJax-Span-73"/><text:span text:style-name="T4">0.5</text:span><text:bookmark text:name="MathJax-Span-74"/><text:span text:style-name="T6"> </text:span><text:bookmark text:name="MathJax-Span-75"/><text:span text:style-name="T4">kg</text:span><text:span text:style-name="T3">0.5 kg</text:span>. Each person will receive <text:bookmark text:name="MathJax-Element-17-Frame"/><text:bookmark text:name="MathJax-Span-76"/><text:bookmark text:name="MathJax-Span-77"/><text:bookmark text:name="MathJax-Span-78"/><text:span text:style-name="T4">1</text:span><text:span text:style-name="T3">1</text:span> apple piece of weight <text:bookmark text:name="MathJax-Element-18-Frame"/><text:bookmark text:name="MathJax-Span-79"/><text:bookmark text:name="MathJax-Span-80"/><text:bookmark text:name="MathJax-Span-81"/><text:span text:style-name="T4">0.5</text:span><text:bookmark text:name="MathJax-Span-82"/><text:span text:style-name="T6"> </text:span><text:bookmark text:name="MathJax-Span-83"/><text:span text:style-name="T4">kg</text:span><text:span text:style-name="T3">0.5 kg</text:span> and <text:bookmark text:name="MathJax-Element-19-Frame"/><text:bookmark text:name="MathJax-Span-84"/><text:bookmark text:name="MathJax-Span-85"/><text:bookmark text:name="MathJax-Span-86"/><text:span text:style-name="T4">2</text:span><text:span text:style-name="T3">2</text:span> apple pieces of weight <text:bookmark text:name="MathJax-Element-20-Frame"/><text:bookmark text:name="MathJax-Span-87"/><text:bookmark text:name="MathJax-Span-88"/><text:bookmark text:name="MathJax-Span-89"/><text:span text:style-name="T4">1</text:span><text:bookmark text:name="MathJax-Span-90"/><text:span text:style-name="T6"> </text:span><text:bookmark text:name="MathJax-Span-91"/><text:span text:style-name="T4">kg</text:span><text:span text:style-name="T3">1 kg</text:span>. The total weight of apple pieces received by each person is <text:bookmark text:name="MathJax-Element-21-Frame"/><text:bookmark text:name="MathJax-Span-92"/><text:bookmark text:name="MathJax-Span-93"/><text:bookmark text:name="MathJax-Span-94"/><text:span text:style-name="T4">2.5</text:span><text:bookmark text:name="MathJax-Span-95"/><text:span text:style-name="T6"> </text:span><text:bookmark text:name="MathJax-Span-96"/><text:span text:style-name="T4">kg</text:span><text:span text:style-name="T3">2.5 kg</text:span>.</text:p>
      <text:p text:style-name="P9">In the fourth test case, we first divide all <text:bookmark text:name="MathJax-Element-22-Frame"/><text:bookmark text:name="MathJax-Span-97"/><text:bookmark text:name="MathJax-Span-98"/><text:bookmark text:name="MathJax-Span-99"/><text:span text:style-name="T4">3</text:span><text:span text:style-name="T3">3</text:span> of the apple pieces of weight <text:bookmark text:name="MathJax-Element-23-Frame"/><text:bookmark text:name="MathJax-Span-100"/><text:bookmark text:name="MathJax-Span-101"/><text:bookmark text:name="MathJax-Span-102"/><text:span text:style-name="T4">1</text:span><text:bookmark text:name="MathJax-Span-103"/><text:span text:style-name="T6"> </text:span><text:bookmark text:name="MathJax-Span-104"/><text:span text:style-name="T4">kg</text:span><text:span text:style-name="T3">1 kg</text:span>, getting <text:bookmark text:name="MathJax-Element-24-Frame"/><text:bookmark text:name="MathJax-Span-105"/><text:bookmark text:name="MathJax-Span-106"/><text:bookmark text:name="MathJax-Span-107"/><text:span text:style-name="T4">6</text:span><text:span text:style-name="T3">6</text:span> pieces of weight <text:bookmark text:name="MathJax-Element-25-Frame"/><text:bookmark text:name="MathJax-Span-108"/><text:bookmark text:name="MathJax-Span-109"/><text:bookmark text:name="MathJax-Span-110"/><text:span text:style-name="T4">0.5</text:span><text:bookmark text:name="MathJax-Span-111"/><text:span text:style-name="T6"> </text:span><text:bookmark text:name="MathJax-Span-112"/><text:span text:style-name="T4">kg</text:span><text:span text:style-name="T3">0.5 kg</text:span>. Then, we further divide two of the apple pieces of weight <text:bookmark text:name="MathJax-Element-26-Frame"/><text:bookmark text:name="MathJax-Span-113"/><text:bookmark text:name="MathJax-Span-114"/><text:bookmark text:name="MathJax-Span-115"/><text:span text:style-name="T4">0.5</text:span><text:bookmark text:name="MathJax-Span-116"/><text:span text:style-name="T6"> </text:span><text:bookmark text:name="MathJax-Span-117"/><text:span text:style-name="T4">kg</text:span><text:span text:style-name="T3">0.5 kg</text:span>, getting <text:bookmark text:name="MathJax-Element-27-Frame"/><text:bookmark text:name="MathJax-Span-118"/><text:bookmark text:name="MathJax-Span-119"/><text:bookmark text:name="MathJax-Span-120"/><text:span text:style-name="T4">4</text:span><text:span text:style-name="T3">4</text:span> pieces of weight <text:bookmark text:name="MathJax-Element-28-Frame"/><text:bookmark text:name="MathJax-Span-121"/><text:bookmark text:name="MathJax-Span-122"/><text:bookmark text:name="MathJax-Span-123"/><text:span text:style-name="T4">0.25</text:span><text:bookmark text:name="MathJax-Span-124"/><text:span text:style-name="T6"> </text:span><text:bookmark text:name="MathJax-Span-125"/><text:span text:style-name="T4">kg</text:span><text:span text:style-name="T3">0.25 kg</text:span>. Each person will receive <text:bookmark text:name="MathJax-Element-29-Frame"/><text:bookmark text:name="MathJax-Span-126"/><text:bookmark text:name="MathJax-Span-127"/><text:bookmark text:name="MathJax-Span-128"/><text:span text:style-name="T4">1</text:span><text:span text:style-name="T3">1</text:span> apple piece of weight <text:bookmark text:name="MathJax-Element-30-Frame"/><text:bookmark text:name="MathJax-Span-129"/><text:bookmark text:name="MathJax-Span-130"/><text:bookmark text:name="MathJax-Span-131"/><text:span text:style-name="T4">0.5</text:span><text:bookmark text:name="MathJax-Span-132"/><text:span text:style-name="T6"> </text:span><text:bookmark text:name="MathJax-Span-133"/><text:span text:style-name="T4">kg</text:span><text:span text:style-name="T3">0.5 kg</text:span> and <text:bookmark text:name="MathJax-Element-31-Frame"/><text:bookmark text:name="MathJax-Span-134"/><text:bookmark text:name="MathJax-Span-135"/><text:bookmark text:name="MathJax-Span-136"/><text:span text:style-name="T4">1</text:span><text:span text:style-name="T3">1</text:span> apple piece of weight <text:bookmark text:name="MathJax-Element-32-Frame"/><text:bookmark text:name="MathJax-Span-137"/><text:bookmark text:name="MathJax-Span-138"/><text:bookmark text:name="MathJax-Span-139"/><text:span text:style-name="T4">0.25</text:span><text:bookmark text:name="MathJax-Span-140"/><text:span text:style-name="T6"> </text:span><text:bookmark text:name="MathJax-Span-141"/><text:span text:style-name="T4">kg</text:span><text:span text:style-name="T3">0.25 kg</text:span>. The total weight of apples received by each person is <text:bookmark text:name="MathJax-Element-33-Frame"/><text:bookmark text:name="MathJax-Span-142"/><text:bookmark text:name="MathJax-Span-143"/><text:bookmark text:name="MathJax-Span-144"/><text:span text:style-name="T4">0.75</text:span><text:bookmark text:name="MathJax-Span-145"/><text:span text:style-name="T6"> </text:span><text:bookmark text:name="MathJax-Span-146"/><text:span text:style-name="T4">kg</text:span><text:span text:style-name="T3">0.75 kg</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5T09:36:00.236000000</dc:date>
    <meta:editing-duration>PT7S</meta:editing-duration>
    <meta:editing-cycles>1</meta:editing-cycles>
    <meta:document-statistic meta:table-count="0" meta:image-count="0" meta:object-count="0" meta:page-count="1" meta:paragraph-count="36" meta:word-count="432" meta:character-count="2299" meta:non-whitespace-character-count="1901"/>
    <meta:generator>LibreOffice/7.2.2.2$Windows_X86_64 LibreOffice_project/02b2acce88a210515b4a5bb2e46cbfb63fe97d56</meta:generator>
  </office:meta>
</office:document-meta>
</file>